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f31" officeooo:paragraph-rsid="001a2f31"/>
    </style:style>
    <style:style style:name="T1" style:family="text">
      <style:text-properties officeooo:rsid="001ae32d"/>
    </style:style>
    <style:style style:name="T2" style:family="text">
      <style:text-properties officeooo:rsid="001cc1c8"/>
    </style:style>
    <style:style style:name="T3" style:family="text">
      <style:text-properties officeooo:rsid="001da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yecto landing page</text:p>
      <text:p text:style-name="P1"/>
      <text:p text:style-name="P1">Replica Web</text:p>
      <text:p text:style-name="P1"/>
      <text:p text:style-name="P1">Requerimientos técnicos <text:s/></text:p>
      <text:p text:style-name="P1"/>
      <text:p text:style-name="P1"><text:s text:c="4"/>Será un sprint de 3 días hábiles.</text:p>
      <text:p text:style-name="P1"/>
      <text:p text:style-name="P1"><text:s text:c="4"/>Código css </text:p>
      <text:p text:style-name="P1"/>
      <text:p text:style-name="P1"><text:s text:c="4"/>La página DEBE cumplir con la paleta de colores.</text:p>
      <text:p text:style-name="P1"><text:s text:c="4"/>La página DEBE cumplir con la fuente .</text:p>
      <text:p text:style-name="P1"><text:s text:c="4"/>La página DEBE cumplir con la iconografía.</text:p>
      <text:p text:style-name="P1"/>
      <text:p text:style-name="P1"><text:s text:c="4"/>Menú</text:p>
      <text:p text:style-name="P1"><text:s text:c="13"/>Nav</text:p>
      <text:p text:style-name="P1"><text:s text:c="4"/>La nav bar DEBE mostrar en qué parte de la página está el usuario, cambiando de color.</text:p>
      <text:p text:style-name="P1"><text:s text:c="4"/>Los botones DEBERÍAN ser clickables.</text:p>
      <text:p text:style-name="P1"><text:s text:c="4"/>La navbar debe ser estática y no moverse cuando se haga scroll en la página.</text:p>
      <text:p text:style-name="P1"><text:s text:c="4"/></text:p>
      <text:p text:style-name="P1"><text:s text:c="4"/>Boton en nav <text:s/>Feedback</text:p>
      <text:p text:style-name="P1"><text:s text:c="3"/></text:p>
      <text:p text:style-name="P1"><text:s text:c="4"/>El botón de enviar Feddback Debe llevar a la página de educamás en la parte de contacto.</text:p>
      <text:p text:style-name="P1"><text:s text:c="4"/><text:span text:style-name="T1">Url https://educamas.com.co/contacto/</text:span></text:p>
      <text:p text:style-name="P1"><text:s text:c="4"/>El botón de enviar Feddback Debe llevar el ícono como en la réplica.</text:p>
      <text:p text:style-name="P1"><text:s text:c="4"/></text:p>
      <text:p text:style-name="P1"><text:s text:c="3"/>imagen contien<text:span text:style-name="T2">e</text:span></text:p>
      <text:p text:style-name="P1"/>
      <text:p text:style-name="P1"><text:s text:c="4"/>El celular Debe tener el video reproduciéndose en todo momento.</text:p>
      <text:p text:style-name="P1"><text:s text:c="4"/>El botón de Prográmate Educamás debe llevar a la página web de </text:p>
      <text:p text:style-name="P1"><text:s text:c="4"/>Educamás en la sección de prográmate.</text:p>
      <text:p text:style-name="P1"><text:s text:c="4"/></text:p>
      <text:p text:style-name="P1"><text:s text:c="3"/><text:span text:style-name="T2">footer</text:span></text:p>
      <text:p text:style-name="P1"><text:s text:c="5"/></text:p>
      <text:p text:style-name="P1"><text:s text:c="5"/><text:span text:style-name="T2">Programate 2022 <text:s text:c="3"/></text:span><text:span text:style-name="T3">codigo css cia <text:s/>&amp;copy;</text:span></text:p>
      <text:p text:style-name="P1"><text:s text:c="5"/><text:span text:style-name="T2">Terminos . Condiciones . Educamas</text:span></text:p>
      <text:p text:style-name="P1"/>
      <text:p text:style-name="P1"><text:s text:c="4"/>Practicas de desarrrollo</text:p>
      <text:p text:style-name="P1"/>
      <text:p text:style-name="P1"><text:s text:c="4"/>El código DEBE ser ordenado, identado, semántico </text:p>
      <text:p text:style-name="P1"><text:s text:c="4"/>y con buenas prácticas de desarrollo: clean code.</text:p>
      <text:p text:style-name="P1"/>
      <text:p text:style-name="P1"><text:s text:c="4"/>Tecnología a utilizar</text:p>
      <text:p text:style-name="P1"/>
      <text:p text:style-name="P1"><text:s text:c="4"/>La distribución del contenido DEBERÍA hacerse con Flex-box o Grid system.</text:p>
      <text:p text:style-name="P1"><text:s text:c="4"/></text:p>
      <text:p text:style-name="P1"><text:s text:c="4"/>Mockup de ejemplo:</text:p>
      <text:p text:style-name="P1"/>
      <text:p text:style-name="P1"><text:s text:c="4"/>Los tamaños de los elementos DEBEN ser iguales a los elementos del mocku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8:47:25.322678871</meta:creation-date>
    <dc:date>2022-01-13T19:25:06.456918415</dc:date>
    <meta:editing-duration>PT37M4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205" meta:character-count="1360" meta:non-whitespace-character-count="1031"/>
  </office:meta>
</office:document-meta>
</file>